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?</text:p>
          </draw:text-box>
        </draw:frame>
        <draw:frame presentation:style-name="pr2" draw:layer="layout" svg:width="25.199cm" svg:height="15.096cm" svg:x="1.4cm" svg:y="4.914cm" presentation:class="outline" presentation:user-transformed="true">
          <draw:text-box>
            <text:list text:style-name="L2">
              <text:list-item>
                <text:p>Création de cahiers des charges logiciels pour les applications</text:p>
                <text:list>
                  <text:list-item>
                    <text:p>Introduction et contexte des cahiers des charges</text:p>
                  </text:list-item>
                  <text:list-item>
                    <text:p>Présentation du module et de son contexte</text:p>
                    <text:list>
                      <text:list-item>
                        <text:p>Proposition d'améliorations immédiates et futures</text:p>
                      </text:list-item>
                    </text:list>
                  </text:list-item>
                  <text:list-item>
                    <text:p>Fonctionnement</text:p>
                    <text:list>
                      <text:list-item>
                        <text:p>Définition des rôles</text:p>
                      </text:list-item>
                      <text:list-item>
                        <text:p>Fonctionnalités</text:p>
                      </text:list-item>
                      <text:list-item>
                        <text:p>Correspondances rôles et droits</text:p>
                      </text:list-item>
                    </text:list>
                  </text:list-item>
                  <text:list-item>
                    <text:p>Données stockées par le module</text:p>
                  </text:list-item>
                  <text:list-item>
                    <text:p>Interfaces visuelles du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xime Werlen</meta:initial-creator>
    <meta:creation-date>2009-02-04T15:17:33</meta:creation-date>
    <meta:editing-duration>PT00H06M31S</meta:editing-duration>
    <meta:editing-cycles>4</meta:editing-cycles>
    <dc:date>2009-02-04T15:23:58</dc:date>
    <dc:creator>Maxime Werlen</dc:creator>
    <meta:generator>OpenOffice.org/3.0$Linux OpenOffice.org_project/300m9$Build-9358</meta:generator>
    <meta:document-statistic meta:object-count="25"/>
  </office:meta>
</office:document-meta>
</file>